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Color Emoji" svg:font-family="'Noto Color Emoj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6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4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Pontuação">
      <style:table-properties table:display="true" style:writing-mode="lr-tb"/>
    </style:style>
    <style:style style:name="ta2" style:family="table" style:master-page-name="PageStyle_5f_Cálculo">
      <style:table-properties table:display="true" style:writing-mode="lr-tb"/>
    </style:style>
    <style:style style:name="ce1" style:family="table-cell" style:parent-style-name="Default">
      <style:table-cell-properties fo:background-color="#2a60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2a60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ntuação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5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valiação</text:p>
          </table:table-cell>
          <table:covered-table-cell table:number-columns-repeated="12" table:style-name="ce1"/>
          <table:table-cell table:number-columns-repeated="51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number-columns-repeated="51"/>
        </table:table-row>
        <table:table-row table:style-name="ro1">
          <table:table-cell table:style-name="ce3" office:value-type="string" calcext:value-type="string">
            <text:p>Demanda mental (MD)</text:p>
          </table:table-cell>
          <table:table-cell table:style-name="ce7" office:value-type="string" calcext:value-type="string">
            <text:p>Muito baixa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" office:value-type="string" calcext:value-type="string">
            <text:p>Muito alta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emanda física (PD)</text:p>
          </table:table-cell>
          <table:table-cell table:style-name="ce7" office:value-type="string" calcext:value-type="string">
            <text:p>Muito baix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3" office:value-type="string" calcext:value-type="string">
            <text:p>Muito alta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emanda temporal (TD)</text:p>
          </table:table-cell>
          <table:table-cell table:style-name="ce7" office:value-type="string" calcext:value-type="string">
            <text:p>Muito baixa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3" office:value-type="string" calcext:value-type="string">
            <text:p>Muito alta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esempenho (OP)</text:p>
          </table:table-cell>
          <table:table-cell table:style-name="ce7" office:value-type="string" calcext:value-type="string">
            <text:p>Perfeit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3" office:value-type="string" calcext:value-type="string">
            <text:p>Muito ruim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Esforço (EF)</text:p>
          </table:table-cell>
          <table:table-cell table:style-name="ce7" office:value-type="string" calcext:value-type="string">
            <text:p>Muito baixo</text:p>
          </table:table-cell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Muito alto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Frustração (FR)</text:p>
          </table:table-cell>
          <table:table-cell table:style-name="ce7" office:value-type="string" calcext:value-type="string">
            <text:p>Muito baixa</text:p>
          </table:table-cell>
          <table:table-cell table:style-name="ce5"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" office:value-type="string" calcext:value-type="string">
            <text:p>Muito alta</text:p>
          </table:table-cell>
          <table:table-cell table:number-columns-repeated="51"/>
        </table:table-row>
        <table:table-row table:style-name="ro1" table:number-rows-repeated="2">
          <table:table-cell table:style-name="ce4"/>
          <table:table-cell table:style-name="ce8" table:number-columns-repeated="11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Comparação de escalas (binária)</text:p>
          </table:table-cell>
          <table:covered-table-cell table:number-columns-repeated="5" table:style-name="ce1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Demanda ment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Demanda física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Demanda menta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emanda temporal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manda ment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Desempenh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emanda ment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Esforç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Demanda ment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Frustraçã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Demanda físic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emanda temporal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Demanda físic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esempenh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Demanda físic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Esforç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manda físic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Frustraçã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Demanda tempor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Desempenh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Demanda tempora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Esforç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Demanda tempora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Frustraçã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Desempenh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Esforç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Desempenho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Frustraçã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Esforço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 table:number-columns-spanned="2" table:number-rows-spanned="1">
            <text:p>Frustração</text:p>
          </table:table-cell>
          <table:covered-table-cell table:style-name="ce12"/>
          <table:table-cell table:style-name="ce8" table:number-columns-repeated="6"/>
          <table:table-cell table:number-columns-repeated="52"/>
        </table:table-row>
        <table:table-row table:style-name="ro1" table:number-rows-repeated="12">
          <table:table-cell table:style-name="ce4"/>
          <table:table-cell table:style-name="ce8" table:number-columns-repeated="11"/>
          <table:table-cell table:number-columns-repeated="52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álculo" table:style-name="ta2" table:protected="true" table:protection-key="7jZaAwVisEfeUC/G1RG5BNG125U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5" table:default-cell-style-name="ce6"/>
        <table:table-column table:style-name="co3" table:default-cell-style-name="ce9"/>
        <table:table-column table:style-name="co4" table:default-cell-style-name="Default"/>
        <table:table-column table:style-name="co6" table:default-cell-style-name="ce6"/>
        <table:table-column table:style-name="co3" table:default-cell-style-name="ce9"/>
        <table:table-column table:style-name="co4" table:number-columns-repeated="59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Total por dimensão</text:p>
          </table:table-cell>
          <table:covered-table-cell table:style-name="ce14"/>
          <table:table-cell/>
          <table:table-cell table:style-name="ce16" office:value-type="string" calcext:value-type="string" table:number-columns-spanned="2" table:number-rows-spanned="1">
            <text:p>Pontuação ponderada</text:p>
          </table:table-cell>
          <table:covered-table-cell table:style-name="ce16"/>
          <table:table-cell table:number-columns-repeated="59"/>
        </table:table-row>
        <table:table-row table:style-name="ro1">
          <table:table-cell table:style-name="ce3" office:value-type="string" calcext:value-type="string">
            <text:p>Demanda mental (MD)</text:p>
          </table:table-cell>
          <table:table-cell table:style-name="ce15" table:formula="of:=[$Pontuação.C12]+[$Pontuação.C13]+[$Pontuação.C14]+[$Pontuação.C15]+[$Pontuação.C16]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Demanda mental (MD)</text:p>
          </table:table-cell>
          <table:table-cell table:style-name="ce15" table:formula="of:=([$Pontuação.C3]*[$Pontuação.$C$2]+[$Pontuação.D3]*[$Pontuação.$D$2]+[$Pontuação.E3]*[$Pontuação.$E$2]+[$Pontuação.F3]*[$Pontuação.$F$2]+[$Pontuação.G3]*[$Pontuação.$G$2]+[$Pontuação.H3]*[$Pontuação.$H$2]+[$Pontuação.I3]*[$Pontuação.$I$2]+[$Pontuação.J3]*[$Pontuação.$J$2]+[$Pontuação.K3]*[$Pontuação.$K$2]+[$Pontuação.L3]*[$Pontuação.$L$2])*[.B2]" office:value-type="float" office:value="320" calcext:value-type="float">
            <text:p>32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emanda física (PD)</text:p>
          </table:table-cell>
          <table:table-cell table:style-name="ce15" table:formula="of:=[$Pontuação.C17]+[$Pontuação.C18]+[$Pontuação.C19]+[$Pontuação.C20]+[$Pontuação.D1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manda física (PD)</text:p>
          </table:table-cell>
          <table:table-cell table:style-name="ce15" table:formula="of:=([$Pontuação.C4]*[$Pontuação.$C$2]+[$Pontuação.D4]*[$Pontuação.$D$2]+[$Pontuação.E4]*[$Pontuação.$E$2]+[$Pontuação.F4]*[$Pontuação.$F$2]+[$Pontuação.G4]*[$Pontuação.$G$2]+[$Pontuação.H4]*[$Pontuação.$H$2]+[$Pontuação.I4]*[$Pontuação.$I$2]+[$Pontuação.J4]*[$Pontuação.$J$2]+[$Pontuação.K4]*[$Pontuação.$K$2]+[$Pontuação.L4]*[$Pontuação.$L$2])*[.B3]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emanda temporal (TD)</text:p>
          </table:table-cell>
          <table:table-cell table:style-name="ce15" table:formula="of:=[$Pontuação.C21]+[$Pontuação.C22]+[$Pontuação.C23]+[$Pontuação.D13]+[$Pontuação.D17]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Demanda temporal (TD)</text:p>
          </table:table-cell>
          <table:table-cell table:style-name="ce15" table:formula="of:=([$Pontuação.C5]*[$Pontuação.$C$2]+[$Pontuação.D5]*[$Pontuação.$D$2]+[$Pontuação.E5]*[$Pontuação.$E$2]+[$Pontuação.F5]*[$Pontuação.$F$2]+[$Pontuação.G5]*[$Pontuação.$G$2]+[$Pontuação.H5]*[$Pontuação.$H$2]+[$Pontuação.I5]*[$Pontuação.$I$2]+[$Pontuação.J5]*[$Pontuação.$J$2]+[$Pontuação.K5]*[$Pontuação.$K$2]+[$Pontuação.L5]*[$Pontuação.$L$2])*[.B4]"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esempenho (OP)</text:p>
          </table:table-cell>
          <table:table-cell table:style-name="ce15" table:formula="of:=[$Pontuação.C24]+[$Pontuação.C25]+[$Pontuação.D14]+[$Pontuação.D18]+[$Pontuação.D21]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Desempenho (OP)</text:p>
          </table:table-cell>
          <table:table-cell table:style-name="ce15" table:formula="of:=([$Pontuação.C6]*[$Pontuação.$C$2]+[$Pontuação.D6]*[$Pontuação.$D$2]+[$Pontuação.E6]*[$Pontuação.$E$2]+[$Pontuação.F6]*[$Pontuação.$F$2]+[$Pontuação.G6]*[$Pontuação.$G$2]+[$Pontuação.H6]*[$Pontuação.$H$2]+[$Pontuação.I6]*[$Pontuação.$I$2]+[$Pontuação.J6]*[$Pontuação.$J$2]+[$Pontuação.K6]*[$Pontuação.$K$2]+[$Pontuação.L6]*[$Pontuação.$L$2])*[.B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Esforço (EF)</text:p>
          </table:table-cell>
          <table:table-cell table:style-name="ce15" table:formula="of:=[$Pontuação.C26]+[$Pontuação.D15]+[$Pontuação.D19]+[$Pontuação.D22]+[$Pontuação.D24]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Esforço (EF)</text:p>
          </table:table-cell>
          <table:table-cell table:style-name="ce15" table:formula="of:=([$Pontuação.C7]*[$Pontuação.$C$2]+[$Pontuação.D7]*[$Pontuação.$D$2]+[$Pontuação.E7]*[$Pontuação.$E$2]+[$Pontuação.F7]*[$Pontuação.$F$2]+[$Pontuação.G7]*[$Pontuação.$G$2]+[$Pontuação.H7]*[$Pontuação.$H$2]+[$Pontuação.I7]*[$Pontuação.$I$2]+[$Pontuação.J7]*[$Pontuação.$J$2]+[$Pontuação.K7]*[$Pontuação.$K$2]+[$Pontuação.L7]*[$Pontuação.$L$2])*[.B6]" office:value-type="float" office:value="360" calcext:value-type="float">
            <text:p>36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Frustração (FR)</text:p>
          </table:table-cell>
          <table:table-cell table:style-name="ce15" table:formula="of:=[$Pontuação.D16]+[$Pontuação.D20]+[$Pontuação.D23]+[$Pontuação.D25]+[$Pontuação.D26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Frustração (FR)</text:p>
          </table:table-cell>
          <table:table-cell table:style-name="ce15" table:formula="of:=([$Pontuação.C8]*[$Pontuação.$C$2]+[$Pontuação.D8]*[$Pontuação.$D$2]+[$Pontuação.E8]*[$Pontuação.$E$2]+[$Pontuação.F8]*[$Pontuação.$F$2]+[$Pontuação.G8]*[$Pontuação.$G$2]+[$Pontuação.H8]*[$Pontuação.$H$2]+[$Pontuação.I8]*[$Pontuação.$I$2]+[$Pontuação.J8]*[$Pontuação.$J$2]+[$Pontuação.K8]*[$Pontuação.$K$2]+[$Pontuação.L8]*[$Pontuação.$L$2])*[.B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7" office:value-type="string" calcext:value-type="string">
            <text:p>Total:</text:p>
          </table:table-cell>
          <table:table-cell table:style-name="ce18" table:formula="of:=SUM([.E2:.E7])" office:value-type="float" office:value="1060" calcext:value-type="float">
            <text:p>106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Carga de trabalho percebida:</text:p>
          </table:table-cell>
          <table:covered-table-cell table:style-name="ce17"/>
          <table:table-cell table:style-name="ce19" table:formula="of:=[.E8]/15" office:value-type="float" office:value="70.6666666666667" calcext:value-type="float">
            <text:p>70,7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>
            <draw:frame draw:z-index="0" draw:style-name="gr1" draw:text-style-name="P1" svg:width="15.997cm" svg:height="9.003cm" svg:x="1.538cm" svg:y="0.212cm">
              <draw:object draw:notify-on-update-of-ranges="Cálculo.D2:Cálculo.D7 Cálculo.E1:Cálculo.E1 Cálculo.E2:Cálculo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Color Emoji" svg:font-family="'Noto Color Emoj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Color Emoj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Color Emoji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ntuação" style:display-name="PageStyle_Pontuaç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álculo" style:display-name="PageStyle_Cálcul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1T07:45:37</meta:creation-date>
    <meta:initial-creator>Marcelo Berejuck</meta:initial-creator>
    <dc:language>pt-BR</dc:language>
    <dc:date>2025-10-29T19:52:46.150922429</dc:date>
    <meta:editing-cycles>14</meta:editing-cycles>
    <meta:editing-duration>PT1H22M54S</meta:editing-duration>
    <meta:generator>LibreOffice/6.4.7.2$Linux_X86_64 LibreOffice_project/40$Build-2</meta:generator>
    <meta:document-statistic meta:table-count="2" meta:cell-count="126" meta:object-count="1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9.004cm" xlink:href=".." xlink:type="simple" chart:class="chart:bar" chart:style-name="ch1">
        <chart:title svg:x="5.773cm" svg:y="0.316cm" chart:style-name="ch2">
          <text:p>Pontuação ponderada</text:p>
        </chart:title>
        <chart:legend chart:legend-position="end" svg:x="13.841cm" svg:y="4.203cm" style:legend-expansion="high" chart:style-name="ch3"/>
        <chart:plot-area chart:style-name="ch4" table:cell-range-address="Cálculo.D1:Cálculo.E7" chart:data-source-has-labels="both" svg:x="0.319cm" svg:y="1.275cm" svg:width="13.203cm" svg:height="7.549cm">
          <chartooo:coordinate-region svg:x="4.221cm" svg:y="1.474cm" svg:width="9.021cm" svg:height="6.704cm"/>
          <chart:axis chart:dimension="x" chart:name="primary-x" chart:style-name="ch5" chartooo:axis-type="auto">
            <chartooo:date-scale/>
            <chart:categories table:cell-range-address="Cálculo.D2:Cálculo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.E2:Cálculo.E7" chart:label-cell-address="Cálculo.E1:Cálculo.E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álculo.E1:Cálcul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manda mental (MD)</text:p>
                <draw:g>
                  <svg:desc>Cálculo.D2:Cálculo.D7</svg:desc>
                </draw:g>
              </table:table-cell>
              <table:table-cell office:value-type="float" office:value="320">
                <text:p>320</text:p>
                <draw:g>
                  <svg:desc>Cálculo.E2:Cálculo.E7</svg:desc>
                </draw:g>
              </table:table-cell>
            </table:table-row>
            <table:table-row>
              <table:table-cell office:value-type="string">
                <text:p>Demanda física (P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manda temporal (TD)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Desempenho (OP)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sforço (EF)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Frustração (FR)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